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&gt;</text:p>
      <text:p text:style-name="Standard">&lt;body&gt;</text:p>
      <text:p text:style-name="Standard"/>
      <text:p text:style-name="Standard">&lt;div id="div1"&gt;</text:p>
      <text:p text:style-name="Standard">&lt;p id="p1"&gt;This is a paragraph.&lt;/p&gt;</text:p>
      <text:p text:style-name="Standard">&lt;p id="p2"&gt;This is another paragraph.&lt;/p&gt;</text:p>
      <text:p text:style-name="Standard">&lt;/div&gt;</text:p>
      <text:p text:style-name="Standard"/>
      <text:p text:style-name="Standard">&lt;script&gt;</text:p>
      <text:p text:style-name="Standard">var para = document.createElement("p");</text:p>
      <text:p text:style-name="Standard">var node = document.createTextNode("This is new.");</text:p>
      <text:p text:style-name="Standard">para.appendChild(node);</text:p>
      <text:p text:style-name="Standard">var element = document.getElementById("div1");</text:p>
      <text:p text:style-name="Standard">element.appendChild(para);</text:p>
      <text:p text:style-name="Standard">&lt;/script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9:25:50.203693890</meta:creation-date>
    <dc:date>2019-03-02T19:26:21.384276504</dc:date>
    <meta:editing-duration>PT31S</meta:editing-duration>
    <meta:editing-cycles>1</meta:editing-cycles>
    <meta:document-statistic meta:table-count="0" meta:image-count="0" meta:object-count="0" meta:page-count="1" meta:paragraph-count="16" meta:word-count="37" meta:character-count="340" meta:non-whitespace-character-count="319"/>
    <meta:generator>LibreOffice/6.0.7.3$Linux_X86_64 LibreOffice_project/00m0$Build-3</meta:generator>
  </office:meta>
</office:document-meta>
</file>